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a444" officeooo:paragraph-rsid="001da444"/>
    </style:style>
    <style:style style:name="P2" style:family="paragraph" style:parent-style-name="Standard">
      <style:text-properties style:font-name="Liberation Serif" fo:font-size="16pt" officeooo:rsid="001da444" officeooo:paragraph-rsid="001da444" style:font-size-asian="16pt" style:font-size-complex="16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21938e" officeooo:paragraph-rsid="0021938e" style:font-size-asian="12pt" style:font-size-complex="12pt"/>
    </style:style>
    <style:style style:name="P5" style:family="paragraph" style:parent-style-name="Standard">
      <style:text-properties style:font-name="Liberation Serif" fo:font-size="12pt" officeooo:rsid="00233298" officeooo:paragraph-rsid="00233298" style:font-size-asian="12pt" style:font-size-complex="12pt"/>
    </style:style>
    <style:style style:name="P6" style:family="paragraph" style:parent-style-name="Standard" style:list-style-name="L2">
      <style:text-properties style:font-name="Liberation Serif" fo:font-size="12pt" officeooo:rsid="00233298" officeooo:paragraph-rsid="00233298" style:font-size-asian="12pt" style:font-size-complex="12pt"/>
    </style:style>
    <style:style style:name="P7" style:family="paragraph" style:parent-style-name="Standard" style:list-style-name="L2">
      <style:text-properties style:font-name="Liberation Serif" fo:font-size="12pt" officeooo:rsid="00233298" officeooo:paragraph-rsid="0024cc63" style:font-size-asian="12pt" style:font-size-complex="12pt"/>
    </style:style>
    <style:style style:name="P8" style:family="paragraph" style:parent-style-name="Standard" style:list-style-name="L2">
      <style:text-properties style:font-name="Liberation Serif" fo:font-size="12pt" officeooo:rsid="0024cc63" officeooo:paragraph-rsid="0024cc63" style:font-size-asian="12pt" style:font-size-complex="12pt"/>
    </style:style>
    <style:style style:name="P9" style:family="paragraph" style:parent-style-name="Standard" style:list-style-name="L2">
      <style:text-properties style:font-name="Liberation Serif" fo:font-size="12pt" officeooo:rsid="00269cde" officeooo:paragraph-rsid="00269cde" style:font-size-asian="12pt" style:font-size-complex="12pt"/>
    </style:style>
    <style:style style:name="P10" style:family="paragraph" style:parent-style-name="Standard">
      <style:text-properties style:font-name="Liberation Serif" fo:font-size="12pt" officeooo:rsid="00269cde" officeooo:paragraph-rsid="00269cde" style:font-size-asian="12pt" style:font-size-complex="12pt"/>
    </style:style>
    <style:style style:name="P11" style:family="paragraph" style:parent-style-name="Standard" style:list-style-name="L3">
      <style:text-properties style:font-name="Liberation Serif" fo:font-size="12pt" officeooo:rsid="00269cde" officeooo:paragraph-rsid="00269cde" style:font-size-asian="12pt" style:font-size-complex="12pt"/>
    </style:style>
    <style:style style:name="P12" style:family="paragraph" style:parent-style-name="Standard" style:list-style-name="L3">
      <style:text-properties style:font-name="Liberation Serif" fo:font-size="12pt" officeooo:rsid="00294326" officeooo:paragraph-rsid="00294326" style:font-size-asian="12pt" style:font-size-complex="12pt"/>
    </style:style>
    <style:style style:name="P13" style:family="paragraph" style:parent-style-name="Standard" style:list-style-name="L3">
      <style:text-properties style:font-name="Liberation Serif" fo:font-size="12pt" officeooo:rsid="0029db29" officeooo:paragraph-rsid="0029db29" style:font-size-asian="12pt" style:font-size-complex="12pt"/>
    </style:style>
    <style:style style:name="P14" style:family="paragraph" style:parent-style-name="Standard" style:list-style-name="L3">
      <style:text-properties style:font-name="Liberation Serif" fo:font-size="12pt" officeooo:rsid="002b8ead" officeooo:paragraph-rsid="002b8ead" style:font-size-asian="12pt" style:font-size-complex="12pt"/>
    </style:style>
    <style:style style:name="P15" style:family="paragraph" style:parent-style-name="Standard" style:list-style-name="L2">
      <style:text-properties style:font-name="Liberation Serif" fo:font-size="12pt" officeooo:rsid="002b8ead" officeooo:paragraph-rsid="002b8ead" style:font-size-asian="12pt" style:font-size-complex="12pt"/>
    </style:style>
    <style:style style:name="P16" style:family="paragraph" style:parent-style-name="Standard" style:list-style-name="L3">
      <style:text-properties style:font-name="Liberation Serif" fo:font-size="12pt" officeooo:rsid="002ba80a" officeooo:paragraph-rsid="002ba80a" style:font-size-asian="12pt" style:font-size-complex="12pt"/>
    </style:style>
    <style:style style:name="P17" style:family="paragraph" style:parent-style-name="Standard">
      <style:text-properties style:font-name="Liberation Serif" fo:font-size="12pt" officeooo:paragraph-rsid="0022adff"/>
    </style:style>
    <style:style style:name="P18" style:family="paragraph" style:parent-style-name="Standard">
      <style:text-properties officeooo:paragraph-rsid="001da444"/>
    </style:style>
    <style:style style:name="P19" style:family="paragraph" style:parent-style-name="Standard">
      <style:text-properties officeooo:rsid="00214be7" officeooo:paragraph-rsid="00214be7"/>
    </style:style>
    <style:style style:name="P20" style:family="paragraph" style:parent-style-name="Standard">
      <style:text-properties officeooo:paragraph-rsid="00214be7"/>
    </style:style>
    <style:style style:name="P21" style:family="paragraph" style:parent-style-name="Standard">
      <style:text-properties officeooo:paragraph-rsid="0021938e"/>
    </style:style>
    <style:style style:name="T1" style:family="text">
      <style:text-properties style:font-name="Liberation Serif" fo:font-size="16pt" officeooo:rsid="001da444" style:font-size-asian="16pt" style:font-size-complex="16pt"/>
    </style:style>
    <style:style style:name="T2" style:family="text">
      <style:text-properties style:font-name="Liberation Serif" fo:font-size="12pt" style:font-size-asian="12pt" style:font-size-complex="12pt"/>
    </style:style>
    <style:style style:name="T3" style:family="text">
      <style:text-properties officeooo:rsid="001decd7"/>
    </style:style>
    <style:style style:name="T4" style:family="text">
      <style:text-properties officeooo:rsid="00214be7"/>
    </style:style>
    <style:style style:name="T5" style:family="text">
      <style:text-properties officeooo:rsid="0021938e"/>
    </style:style>
    <style:style style:name="T6" style:family="text">
      <style:text-properties officeooo:rsid="0022adff"/>
    </style:style>
    <style:style style:name="T7" style:family="text">
      <style:text-properties style:font-size-asian="12pt" style:font-size-complex="12pt"/>
    </style:style>
    <style:style style:name="T8" style:family="text">
      <style:text-properties officeooo:rsid="0022adff" style:font-size-asian="12pt" style:font-size-complex="12pt"/>
    </style:style>
    <style:style style:name="T9" style:family="text">
      <style:text-properties officeooo:rsid="0024cc63"/>
    </style:style>
    <style:style style:name="T10" style:family="text">
      <style:text-properties officeooo:rsid="00294326"/>
    </style:style>
    <style:style style:name="T11" style:family="text">
      <style:text-properties officeooo:rsid="0029db2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No. 4.1</text:p>
      <text:p text:style-name="P2"/>
      <text:p text:style-name="P18"><text:span text:style-name="T1">1. </text:span>Can a Project Manager be a Scrum Master? Why or How?</text:p>
      <text:p text:style-name="P1">Ans: <text:s/><text:span text:style-name="T3">Yes, a project manager can be a scrum master provided he has the required skill set. But a scrum master cannot become a project manager. Nowadays we can find that most of the organisations are following Scrum methodologies. <text:s text:c="3"/>And for a scrum methodology, it includes, Dev team, Product owner and Scrum master. Therefore the scrum master needs to take the responsibility of a project manager also. A Scrum master is one who actually coaches the Dev team and act as a liason between the Dev team and the product owner. He is there to provide a consultancy role and look at the project from all angles. He actually support the Product owner in how to efficiently utilise the work of the Dev Team. So when a project manager becomes a scrum master he can at the same time focus on the project deliverables and coches the team and direct the team.</text:span></text:p>
      <text:p text:style-name="P1"/>
      <text:p text:style-name="P20"><text:span text:style-name="T4">2. </text:span>Can a Scrum Master be a Product Owner? Why or How?</text:p>
      <text:p text:style-name="P19">Ans: No, a scrum master cannot become a product owner. He/she cannot play both the roles at the same time. Eventhough a person possess the skill set it needs to be different persons for a particular project. Because scrum master and product owner has got entirely different roles. <text:s/><text:span text:style-name="T5">A scrum master is one who coaches the Dev team and acts as a guide for the dev team. He acts as a mediator between the the Dev team and product owner. He supports the product owner in assigning the tasks with dev team. Eventhough he do not own the project he negotiates with the product owner and plays an important role in conflict resolution. Whereas a product owner is one who acts as a mediator between the customer and the Dev team. He is the point of contact for the customer and it is to him the customer expresses his requirements and suggestions. So if a scrum master becomes the product owner he cannot act effectively inside the team as he needs to think on entirely different perspectives. </text:span></text:p>
      <text:p text:style-name="P19"/>
      <text:p text:style-name="P21"><text:span text:style-name="T5">3. </text:span><text:span text:style-name="T2">A member of the Scrum team does not want to participate in the sprint planning meetings but considers them a waste of time. How do you, as a Scrum Master,deal with that attitude?</text:span></text:p>
      <text:p text:style-name="P4"><text:s/><text:span text:style-name="T6">Ans: As a scrum master I will listen to him patiently find the reasons why he is not attending the meeting. Then I will explain to him the importance of the daily scrum meeting. I will explain with some real life examples where i will quote some of the projects which was a huge succes because of the proper team work and daily scrum meetings and also quote some of the failed projects due to lack of proper scrum meetings and team coordination. As a scrum master i will ensure that he attends the daily scrum meetings and gels along with the team. </text:span></text:p>
      <text:p text:style-name="P4"/>
      <text:p text:style-name="P17"><text:span text:style-name="T8">4. </text:span><text:span text:style-name="T7">What is the difference between the Product Backlog and Sprint Backlog? </text:span></text:p>
      <text:p text:style-name="P3">Justify with example.</text:p>
      <text:p text:style-name="P5">Ans: Product Backlog:</text:p>
      <text:list xml:id="list2361767970431647787" text:style-name="L2">
        <text:list-item>
          <text:p text:style-name="P6">Is an oredred list of features that are needed as part of an end product. </text:p>
          <text:p text:style-name="P6">Eg: if an e-commerce company wants to start its page, <text:s/>all those features that are required are listed on an order starting from the most important to the least important. This document is known as product backlog.</text:p>
        </text:list-item>
        <text:list-item>
          <text:p text:style-name="P6">It gets modified over time</text:p>
          <text:p text:style-name="P7">Eg: The e-commerce company will insist on to make all those changes that are happening in the marketplace to compete with their rivals and to get updated. </text:p>
        </text:list-item>
        <text:list-item>
          <text:p text:style-name="P7"><text:span text:style-name="T9">Over the course of time the product backlog list will becomes larger and more exhaustive</text:span></text:p>
          <text:p text:style-name="P8">Eg: As the end users start using the page the e-commerce company needs more and more updates on the e-commerce site to retain their customers and to gain more customers.</text:p>
        </text:list-item>
        <text:list-item>
          <text:p text:style-name="P8">The Product backlog items can be updated at any time by the Product owner or with the consent of the product owner by the Dev team.</text:p>
          <text:p text:style-name="P8"><text:soft-page-break/>Eg: When the e-commerce company wants to make changes the product owner can ask for the changes to the Dev team. Without the consent of the product owner the dev team cannot make any changes.</text:p>
        </text:list-item>
        <text:list-item>
          <text:p text:style-name="P9">The high-ordered items on the backlog will be having the higher priority than the lower ones and so they will also be more detailed and clearer.</text:p>
          <text:p text:style-name="P9">Eg: In e-commerce page the Payment gateways and the login will be having more higher priority than the fond and colour combination of the page. </text:p>
        </text:list-item>
        <text:list-item>
          <text:p text:style-name="P15">Product Owner is the owner of product backlog</text:p>
        </text:list-item>
      </text:list>
      <text:p text:style-name="P10"/>
      <text:p text:style-name="P10"><text:s text:c="9"/>Sprint Backlog: </text:p>
      <text:list xml:id="list3043502656828358255" text:style-name="L3">
        <text:list-item>
          <text:p text:style-name="P11">These are a sub set of product backlog items that are choosen for the sprint and also a plan for delivering the product increment and achieving the sprint goal. </text:p>
          <text:p text:style-name="P11">Eg: The higher priority items like payment gatewys and customer logins will come in the first sprints, which will also be sub divided into different tasks and also a detailed <text:span text:style-name="T10">plan will be there about the product increment and achieving the sprint goal. </text:span></text:p>
        </text:list-item>
        <text:list-item>
          <text:p text:style-name="P12">It is a forecast by the team about what increment will be made in the next <text:span text:style-name="T11">increment and what all are the work to be done to complete it. </text:span></text:p>
          <text:p text:style-name="P13">Eg: The Dev team will plan for the next feature to be included in the page and what are the works needed to be done for that product increment. </text:p>
        </text:list-item>
        <text:list-item>
          <text:p text:style-name="P14">It is a detailed plan where the Dev team will conduct Daily scrum meeting to track the progress.</text:p>
          <text:p text:style-name="P16">Eg: The dev team will have to make detailed plans and progress the track through daily scrum meetings.</text:p>
        </text:list-item>
        <text:list-item>
          <text:p text:style-name="P16">It is the detailed plan set by the Dev team on how to achieve the goals which will in turn result in satisfying the customer requirements explained in Product backlog.</text:p>
          <text:p text:style-name="P16">Eg: It is a sub-set of Product backlog where the Dev team makes plans on how to create the page according to the wishes of the customer.</text:p>
        </text:list-item>
        <text:list-item>
          <text:p text:style-name="P14">Dev Team is the owner of Sprint backlo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3:38:13.165658674</meta:creation-date>
    <dc:date>2016-08-19T16:00:08.538312479</dc:date>
    <meta:editing-duration>PT13M57S</meta:editing-duration>
    <meta:editing-cycles>3</meta:editing-cycles>
    <meta:generator>LibreOffice/5.1.4.2$Linux_X86_64 LibreOffice_project/10m0$Build-2</meta:generator>
    <meta:document-statistic meta:table-count="0" meta:image-count="0" meta:object-count="0" meta:page-count="2" meta:paragraph-count="31" meta:word-count="1013" meta:character-count="5467" meta:non-whitespace-character-count="4478"/>
  </office:meta>
</office:document-meta>
</file>